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Heading_20_1" style:list-style-name="" style:master-page-name="">
      <style:paragraph-properties fo:text-align="center" style:justify-single-word="false" style:page-number="auto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officeooo:paragraph-rsid="001810e9"/>
    </style:style>
    <style:style style:name="P7" style:family="paragraph" style:parent-style-name="Text_20_body" style:list-style-name="L3">
      <style:text-properties officeooo:rsid="00569281" officeooo:paragraph-rsid="0019eadf"/>
    </style:style>
    <style:style style:name="P8" style:family="paragraph" style:parent-style-name="Text_20_body" style:list-style-name="L3">
      <style:text-properties officeooo:rsid="0059b067" officeooo:paragraph-rsid="0019eadf"/>
    </style:style>
    <style:style style:name="T1" style:family="text">
      <style:text-properties officeooo:rsid="001810e9"/>
    </style:style>
    <style:style style:name="T2" style:family="text">
      <style:text-properties officeooo:rsid="005a4d52"/>
    </style:style>
    <style:style style:name="T3" style:family="text">
      <style:text-properties officeooo:rsid="0019eadf"/>
    </style:style>
    <style:style style:name="T4" style:family="text">
      <style:text-properties officeooo:rsid="001ab81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ab8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3">Nome e apelidos: <text:span text:style-name="T4">Rodrigo Iglesias Nieto</text:span><text:span text:style-name="T7"/>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1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Empregando Oracle <text:span text:style-name="T1">J</text:span>ava e NetBeans, deseña e implementa unha calculadora empregando sistema numérico en base 10, atendendo ás seguintes características:</text:p>
            <text:list xml:id="list491733485" text:style-name="L1">
              <text:list-item>
                <text:p text:style-name="P5">A interface gráfica estará formada polos seguintes elementos:</text:p>
                <text:list>
                  <text:list-item>
                    <text:p text:style-name="P5">Botóns de para introducir as cifras de 0 a 9</text:p>
                  </text:list-item>
                  <text:list-item>
                    <text:p text:style-name="P5">Botón AC para realizar o reset dos datos da calculadora</text:p>
                  </text:list-item>
                  <text:list-item>
                    <text:p text:style-name="P5">Botón / para realizar divisións</text:p>
                  </text:list-item>
                  <text:list-item>
                    <text:p text:style-name="P5">Botón * para realizar multiplicacións</text:p>
                  </text:list-item>
                  <text:list-item>
                    <text:p text:style-name="P5">Botón – para realizar restas</text:p>
                  </text:list-item>
                  <text:list-item>
                    <text:p text:style-name="P5">Botón + para realizar sumas</text:p>
                  </text:list-item>
                  <text:list-item>
                    <text:p text:style-name="P5">Botón = para realizar ou cálcul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isplay para mostrar o resultado</text:p>
                  </text:list-item>
                </text:list>
              </text:list-item>
            </text:list>
            <text:list xml:id="list185728375414670" text:continue-list="list491733485" text:style-name="L1">
              <text:list-item>
                <text:p text:style-name="P5">Os operados que se introducen na calculadora deben ser números enteiros. O resultado das operacións aritméticas podería ser un número decimal</text:p>
              </text:list-item>
              <text:list-item>
                <text:p text:style-name="P5">Forma de entrega:</text:p>
              </text:list-item>
            </text:list>
            <text:list text:style-name="L3">
              <text:list-item>
                <text:list>
                  <text:list-item>
                    <text:p text:style-name="P7">Engade a este documento as capturas de pantalla nas que se mostre a aplicación en funcionamento.</text:p>
                  </text:list-item>
                  <text:list-item>
                    <text:p text:style-name="P8">Entrega o proxecto de NetBeans, <text:span text:style-name="T2">incluíndo o distribuible,</text:span> comprimido en formato zip empregando a nomenclatura <text:span text:style-name="T2">seguinte:</text:span></text:p>
                    <text:list>
                      <text:list-item>
                        <text:p text:style-name="P8"><text:span text:style-name="T3">UD1_</text:span>apelido1_apelido2_nome<text:span text:style-name="T2">_tarefa_</text:span><text:span text:style-name="T3">3</text:span>.zip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15T18:57:27.493000000</dc:date>
    <meta:editing-duration>PT8H30M23S</meta:editing-duration>
    <meta:editing-cycles>146</meta:editing-cycles>
    <meta:generator>LibreOffice/7.5.3.2$Windows_X86_64 LibreOffice_project/9f56dff12ba03b9acd7730a5a481eea045e468f3</meta:generator>
    <meta:document-statistic meta:table-count="2" meta:image-count="2" meta:object-count="0" meta:page-count="1" meta:paragraph-count="20" meta:word-count="157" meta:character-count="978" meta:non-whitespace-character-count="852"/>
  </office:meta>
</office:document-meta>
</file>